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able-cell-properties fo:background-color="#FFC0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Link" style:data-style-name="N0">
      <style:text-properties fo:color="#467886" style:text-underline-style="solid" style:text-underline-type="single"/>
    </style:style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fo:background-color="#FFC000"/>
      <style:text-properties fo:color="#000000"/>
    </style:style>
    <style:style style:name="ce9" style:family="table-cell" style:parent-style-name="Default" style:data-style-name="N20"/>
    <style:style style:name="ce10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2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9" style:family="table-cell" style:parent-style-name="Default" style:data-style-name="N0">
      <style:table-cell-properties fo:background-color="#BE5014"/>
      <style:text-properties fo:color="#000000"/>
    </style:style>
    <style:style style:name="co1" style:family="table-column">
      <style:table-column-properties fo:break-before="auto" style:column-width="2.1922619047619cm"/>
    </style:style>
    <style:style style:name="co2" style:family="table-column">
      <style:table-column-properties fo:break-before="auto" style:column-width="2.5097619047619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table:style-name="ce10"/>
          <table:table-cell table:number-columns-repeated="6" table:style-name="ce11"/>
          <table:table-cell table:number-columns-repeated="16377" table:style-name="ce1"/>
        </table:table-row>
        <table:table-row table:style-name="ro2">
          <table:table-cell table:style-name="ce1"/>
          <table:table-cell table:style-name="ce10"/>
          <table:table-cell table:number-columns-repeated="5" table:style-name="ce11"/>
          <table:table-cell table:style-name="ce12"/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Bauteil</text:p>
          </table:table-cell>
          <table:table-cell office:value-type="string" table:style-name="ce14">
            <text:p>Spesifikation</text:p>
          </table:table-cell>
          <table:table-cell office:value-type="string" table:style-name="ce14">
            <text:p>Designator</text:p>
          </table:table-cell>
          <table:table-cell office:value-type="string" table:style-name="ce14">
            <text:p>SMD/TH</text:p>
          </table:table-cell>
          <table:table-cell office:value-type="string" table:style-name="ce14">
            <text:p>Lieferant</text:p>
          </table:table-cell>
          <table:table-cell office:value-type="string" table:style-name="ce14">
            <text:p>Library</text:p>
          </table:table-cell>
          <table:table-cell office:value-type="string" table:style-name="ce15">
            <text:p>Link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number-columns-repeated="5" table:style-name="ce17"/>
          <table:table-cell table:style-name="ce18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2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9">
            <text:p>2.2k</text:p>
          </table:table-cell>
          <table:table-cell office:value-type="string" table:style-name="ce1">
            <text:p>1/8W</text:p>
          </table:table-cell>
          <table:table-cell office:value-type="string" table:style-name="ce9">
            <text:p>R1</text:p>
          </table:table-cell>
          <table:table-cell office:value-type="string" table:style-name="ce1">
            <text:p>Bedrahtet</text:p>
          </table:table-cell>
          <table:table-cell office:value-type="string" table:style-name="ce3">
            <text:p>Bauteilkiste</text:p>
          </table:table-cell>
          <table:table-cell office:value-type="string" table:style-name="ce3">
            <text:p>schule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1k</text:p>
          </table:table-cell>
          <table:table-cell office:value-type="string" table:style-name="ce1">
            <text:p>1/8W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SMD/0603</text:p>
          </table:table-cell>
          <table:table-cell office:value-type="string" table:style-name="ce4">
            <text:p>ali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www.aliexpress.com/store/1103180004?spm=a2g0o.order_list.order_list_main.2.66dd5c5f0Eapdl&amp;sortType=bestmatch_sort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470R</text:p>
          </table:table-cell>
          <table:table-cell office:value-type="string" table:style-name="ce1">
            <text:p>1/8W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SMD/0603</text:p>
          </table:table-cell>
          <table:table-cell office:value-type="string" table:style-name="ce4">
            <text:p>ali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www.aliexpress.com/store/1103180004?spm=a2g0o.order_list.order_list_main.2.66dd5c5f0Eapdl&amp;sortType=bestmatch_sort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R</text:p>
          </table:table-cell>
          <table:table-cell office:value-type="string" table:style-name="ce1">
            <text:p>1/8W</text:p>
          </table:table-cell>
          <table:table-cell office:value-type="string" table:style-name="ce1">
            <text:p>R4</text:p>
          </table:table-cell>
          <table:table-cell office:value-type="string" table:style-name="ce1">
            <text:p>SMD/0603</text:p>
          </table:table-cell>
          <table:table-cell office:value-type="string" table:style-name="ce4">
            <text:p>ali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www.aliexpress.com/store/1103180004?spm=a2g0o.order_list.order_list_main.2.66dd5c5f0Eapdl&amp;sortType=bestmatch_sort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k</text:p>
          </table:table-cell>
          <table:table-cell office:value-type="string" table:style-name="ce1">
            <text:p>1/8W</text:p>
          </table:table-cell>
          <table:table-cell office:value-type="string" table:style-name="ce1">
            <text:p>R5</text:p>
          </table:table-cell>
          <table:table-cell office:value-type="string" table:style-name="ce1">
            <text:p>SMD/0603</text:p>
          </table:table-cell>
          <table:table-cell office:value-type="string" table:style-name="ce4">
            <text:p>ali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www.aliexpress.com/store/1103180004?spm=a2g0o.order_list.order_list_main.2.66dd5c5f0Eapdl&amp;sortType=bestmatch_sort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R</text:p>
          </table:table-cell>
          <table:table-cell office:value-type="string" table:style-name="ce1">
            <text:p>1/8W</text:p>
          </table:table-cell>
          <table:table-cell office:value-type="string" table:style-name="ce1">
            <text:p>R6</text:p>
          </table:table-cell>
          <table:table-cell office:value-type="string" table:style-name="ce1">
            <text:p>SMD/0603</text:p>
          </table:table-cell>
          <table:table-cell office:value-type="string" table:style-name="ce4">
            <text:p>ali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www.aliexpress.com/store/1103180004?spm=a2g0o.order_list.order_list_main.2.66dd5c5f0Eapdl&amp;sortType=bestmatch_sort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k</text:p>
          </table:table-cell>
          <table:table-cell office:value-type="string" table:style-name="ce1">
            <text:p>1/8W</text:p>
          </table:table-cell>
          <table:table-cell office:value-type="string" table:style-name="ce1">
            <text:p>R7</text:p>
          </table:table-cell>
          <table:table-cell office:value-type="string" table:style-name="ce1">
            <text:p>SMD/0603</text:p>
          </table:table-cell>
          <table:table-cell office:value-type="string" table:style-name="ce4">
            <text:p>ali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www.aliexpress.com/store/1103180004?spm=a2g0o.order_list.order_list_main.2.66dd5c5f0Eapdl&amp;sortType=bestmatch_sort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20R</text:p>
          </table:table-cell>
          <table:table-cell office:value-type="string" table:style-name="ce1">
            <text:p>1/8W</text:p>
          </table:table-cell>
          <table:table-cell office:value-type="string" table:style-name="ce1">
            <text:p>R8</text:p>
          </table:table-cell>
          <table:table-cell office:value-type="string" table:style-name="ce1">
            <text:p>SMD/0603</text:p>
          </table:table-cell>
          <table:table-cell office:value-type="string" table:style-name="ce4">
            <text:p>ali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www.aliexpress.com/store/1103180004?spm=a2g0o.order_list.order_list_main.2.66dd5c5f0Eapdl&amp;sortType=bestmatch_sort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k</text:p>
          </table:table-cell>
          <table:table-cell office:value-type="string" table:style-name="ce1">
            <text:p>1/8W</text:p>
          </table:table-cell>
          <table:table-cell office:value-type="string" table:style-name="ce1">
            <text:p>R9</text:p>
          </table:table-cell>
          <table:table-cell office:value-type="string" table:style-name="ce1">
            <text:p>SMD/0603</text:p>
          </table:table-cell>
          <table:table-cell office:value-type="string" table:style-name="ce4">
            <text:p>ali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www.aliexpress.com/store/1103180004?spm=a2g0o.order_list.order_list_main.2.66dd5c5f0Eapdl&amp;sortType=bestmatch_sort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33k</text:p>
          </table:table-cell>
          <table:table-cell office:value-type="string" table:style-name="ce1">
            <text:p>1/8W</text:p>
          </table:table-cell>
          <table:table-cell office:value-type="string" table:style-name="ce1">
            <text:p>R10</text:p>
          </table:table-cell>
          <table:table-cell office:value-type="string" table:style-name="ce1">
            <text:p>SMD/0603</text:p>
          </table:table-cell>
          <table:table-cell office:value-type="string" table:style-name="ce4">
            <text:p>ali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www.aliexpress.com/store/1103180004?spm=a2g0o.order_list.order_list_main.2.66dd5c5f0Eapdl&amp;sortType=bestmatch_sort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3.3k</text:p>
          </table:table-cell>
          <table:table-cell office:value-type="string" table:style-name="ce1">
            <text:p>1/8W</text:p>
          </table:table-cell>
          <table:table-cell office:value-type="string" table:style-name="ce1">
            <text:p>R11</text:p>
          </table:table-cell>
          <table:table-cell office:value-type="string" table:style-name="ce1">
            <text:p>SMD/0603</text:p>
          </table:table-cell>
          <table:table-cell office:value-type="string" table:style-name="ce4">
            <text:p>ali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www.aliexpress.com/store/1103180004?spm=a2g0o.order_list.order_list_main.2.66dd5c5f0Eapdl&amp;sortType=bestmatch_sor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1k</text:p>
          </table:table-cell>
          <table:table-cell office:value-type="string" table:style-name="ce1">
            <text:p>1/8W</text:p>
          </table:table-cell>
          <table:table-cell office:value-type="string" table:style-name="ce1">
            <text:p>R12</text:p>
          </table:table-cell>
          <table:table-cell office:value-type="string" table:style-name="ce1">
            <text:p>SMD/0603</text:p>
          </table:table-cell>
          <table:table-cell office:value-type="string" table:style-name="ce4">
            <text:p>ali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www.aliexpress.com/store/1103180004?spm=a2g0o.order_list.order_list_main.2.66dd5c5f0Eapdl&amp;sortType=bestmatch_sor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270R</text:p>
          </table:table-cell>
          <table:table-cell office:value-type="string" table:style-name="ce1">
            <text:p>1/4W</text:p>
          </table:table-cell>
          <table:table-cell office:value-type="string" table:style-name="ce1">
            <text:p>R13</text:p>
          </table:table-cell>
          <table:table-cell office:value-type="string" table:style-name="ce1">
            <text:p>Bedrahtet</text:p>
          </table:table-cell>
          <table:table-cell office:value-type="string" table:style-name="ce3">
            <text:p>Bauteilkiste</text:p>
          </table:table-cell>
          <table:table-cell office:value-type="string" table:style-name="ce3">
            <text:p>schule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470R</text:p>
          </table:table-cell>
          <table:table-cell office:value-type="string" table:style-name="ce1">
            <text:p>1/8W</text:p>
          </table:table-cell>
          <table:table-cell office:value-type="string" table:style-name="ce1">
            <text:p>R14</text:p>
          </table:table-cell>
          <table:table-cell office:value-type="string" table:style-name="ce1">
            <text:p>Bedrahtet</text:p>
          </table:table-cell>
          <table:table-cell office:value-type="string" table:style-name="ce3">
            <text:p>Bauteilkiste</text:p>
          </table:table-cell>
          <table:table-cell office:value-type="string" table:style-name="ce3">
            <text:p>schule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330R</text:p>
          </table:table-cell>
          <table:table-cell office:value-type="string" table:style-name="ce1">
            <text:p>1W</text:p>
          </table:table-cell>
          <table:table-cell office:value-type="string" table:style-name="ce1">
            <text:p>R16</text:p>
          </table:table-cell>
          <table:table-cell office:value-type="string" table:style-name="ce1">
            <text:p>Bedrahtet</text:p>
          </table:table-cell>
          <table:table-cell office:value-type="string" table:style-name="ce3">
            <text:p>vorhanden</text:p>
          </table:table-cell>
          <table:table-cell office:value-type="string" table:style-name="ce3">
            <text:p>ich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2k7</text:p>
          </table:table-cell>
          <table:table-cell office:value-type="string" table:style-name="ce1">
            <text:p>25W</text:p>
          </table:table-cell>
          <table:table-cell office:value-type="string" table:style-name="ce1">
            <text:p>R?</text:p>
          </table:table-cell>
          <table:table-cell office:value-type="string" table:style-name="ce1">
            <text:p>Bedrahtet</text:p>
          </table:table-cell>
          <table:table-cell office:value-type="string" table:style-name="ce5">
            <text:p>BAUTEILKeller</text:p>
          </table:table-cell>
          <table:table-cell office:value-type="string" table:style-name="ce5">
            <text:p>nichtvorhanden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100u</text:p>
          </table:table-cell>
          <table:table-cell office:value-type="string" table:style-name="ce1">
            <text:p>16V Elko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Bedrahtet</text:p>
          </table:table-cell>
          <table:table-cell office:value-type="string" table:style-name="ce3">
            <text:p>vorhanden</text:p>
          </table:table-cell>
          <table:table-cell office:value-type="string" table:style-name="ce3">
            <text:p>schule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10u</text:p>
          </table:table-cell>
          <table:table-cell office:value-type="string" table:style-name="ce1">
            <text:p>3.6V Elko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Bedrahtet</text:p>
          </table:table-cell>
          <table:table-cell office:value-type="string" table:style-name="ce3">
            <text:p>vorhanden</text:p>
          </table:table-cell>
          <table:table-cell office:value-type="string" table:style-name="ce3">
            <text:p>schule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10n</text:p>
          </table:table-cell>
          <table:table-cell office:value-type="string" table:style-name="ce1">
            <text:p>16V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SMD/0805</text:p>
          </table:table-cell>
          <table:table-cell office:value-type="string" table:style-name="ce4">
            <text:p>aliexpress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de.aliexpress.com/item/1005002770949160.html?spm=a2g0o.order_list.order_list_main.25.66dd5c5f0Eapdl&amp;gatewayAdapt=glo2deu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100n</text:p>
          </table:table-cell>
          <table:table-cell office:value-type="string" table:style-name="ce1">
            <text:p>16V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SMD/0805</text:p>
          </table:table-cell>
          <table:table-cell office:value-type="string" table:style-name="ce4">
            <text:p>aliexpress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de.aliexpress.com/item/1005002770949160.html?spm=a2g0o.order_list.order_list_main.25.66dd5c5f0Eapdl&amp;gatewayAdapt=glo2deu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10n</text:p>
          </table:table-cell>
          <table:table-cell office:value-type="string" table:style-name="ce1">
            <text:p>16V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SMD/0805</text:p>
          </table:table-cell>
          <table:table-cell office:value-type="string" table:style-name="ce4">
            <text:p>aliexpress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de.aliexpress.com/item/1005002770949160.html?spm=a2g0o.order_list.order_list_main.25.66dd5c5f0Eapdl&amp;gatewayAdapt=glo2deu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10n</text:p>
          </table:table-cell>
          <table:table-cell office:value-type="string" table:style-name="ce1">
            <text:p>16V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SMD/0805</text:p>
          </table:table-cell>
          <table:table-cell office:value-type="string" table:style-name="ce4">
            <text:p>aliexpress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de.aliexpress.com/item/1005002770949160.html?spm=a2g0o.order_list.order_list_main.25.66dd5c5f0Eapdl&amp;gatewayAdapt=glo2deu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4.7n</text:p>
          </table:table-cell>
          <table:table-cell office:value-type="string" table:style-name="ce1">
            <text:p>16V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SMD/0805</text:p>
          </table:table-cell>
          <table:table-cell office:value-type="string" table:style-name="ce4">
            <text:p>aliexpress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de.aliexpress.com/item/1005002770949160.html?spm=a2g0o.order_list.order_list_main.25.66dd5c5f0Eapdl&amp;gatewayAdapt=glo2deu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1u</text:p>
          </table:table-cell>
          <table:table-cell office:value-type="string" table:style-name="ce1">
            <text:p>16V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SMD/0805</text:p>
          </table:table-cell>
          <table:table-cell office:value-type="string" table:style-name="ce4">
            <text:p>aliexpress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de.aliexpress.com/item/1005002770949160.html?spm=a2g0o.order_list.order_list_main.25.66dd5c5f0Eapdl&amp;gatewayAdapt=glo2deu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470u</text:p>
          </table:table-cell>
          <table:table-cell office:value-type="string" table:style-name="ce1">
            <text:p>35V Elko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Bedrahtet</text:p>
          </table:table-cell>
          <table:table-cell office:value-type="string" table:style-name="ce3">
            <text:p>vorhanden</text:p>
          </table:table-cell>
          <table:table-cell office:value-type="string" table:style-name="ce3">
            <text:p>schule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470u</text:p>
          </table:table-cell>
          <table:table-cell office:value-type="string" table:style-name="ce1">
            <text:p>35V Elko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Bedrahtet</text:p>
          </table:table-cell>
          <table:table-cell office:value-type="string" table:style-name="ce3">
            <text:p>vorhanden</text:p>
          </table:table-cell>
          <table:table-cell office:value-type="string" table:style-name="ce3">
            <text:p>schule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470u</text:p>
          </table:table-cell>
          <table:table-cell office:value-type="string" table:style-name="ce1">
            <text:p>35V Elko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Bedrahtet</text:p>
          </table:table-cell>
          <table:table-cell office:value-type="string" table:style-name="ce3">
            <text:p>vorhanden</text:p>
          </table:table-cell>
          <table:table-cell office:value-type="string" table:style-name="ce3">
            <text:p>schule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470u</text:p>
          </table:table-cell>
          <table:table-cell office:value-type="string" table:style-name="ce1">
            <text:p>35V Elko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Bedrahtet</text:p>
          </table:table-cell>
          <table:table-cell office:value-type="string" table:style-name="ce3">
            <text:p>vorhanden</text:p>
          </table:table-cell>
          <table:table-cell office:value-type="string" table:style-name="ce3">
            <text:p>schule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100n</text:p>
          </table:table-cell>
          <table:table-cell office:value-type="string" table:style-name="ce1">
            <text:p>250VACMKP10</text:p>
          </table:table-cell>
          <table:table-cell office:value-type="string" table:style-name="ce1">
            <text:p>C13</text:p>
          </table:table-cell>
          <table:table-cell office:value-type="string" table:style-name="ce1">
            <text:p>Bedrahtet</text:p>
          </table:table-cell>
          <table:table-cell office:value-type="string" table:style-name="ce3">
            <text:p>vorhanden</text:p>
          </table:table-cell>
          <table:table-cell office:value-type="string" table:style-name="ce3">
            <text:p>ich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100n</text:p>
          </table:table-cell>
          <table:table-cell office:value-type="string" table:style-name="ce1">
            <text:p>250VACMKP10</text:p>
          </table:table-cell>
          <table:table-cell office:value-type="string" table:style-name="ce1">
            <text:p>C14</text:p>
          </table:table-cell>
          <table:table-cell office:value-type="string" table:style-name="ce1">
            <text:p>Bedrahtet</text:p>
          </table:table-cell>
          <table:table-cell office:value-type="string" table:style-name="ce3">
            <text:p>vorhanden</text:p>
          </table:table-cell>
          <table:table-cell office:value-type="string" table:style-name="ce3">
            <text:p>ich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100n</text:p>
          </table:table-cell>
          <table:table-cell office:value-type="string" table:style-name="ce1">
            <text:p>250VACMKP10</text:p>
          </table:table-cell>
          <table:table-cell office:value-type="string" table:style-name="ce1">
            <text:p>C15</text:p>
          </table:table-cell>
          <table:table-cell office:value-type="string" table:style-name="ce1">
            <text:p>Bedrahtet</text:p>
          </table:table-cell>
          <table:table-cell office:value-type="string" table:style-name="ce3">
            <text:p>vorhanden</text:p>
          </table:table-cell>
          <table:table-cell office:value-type="string" table:style-name="ce3">
            <text:p>ich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DIODE</text:p>
          </table:table-cell>
          <table:table-cell office:value-type="string" table:style-name="ce1">
            <text:p>1N4742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Bedrahtet</text:p>
          </table:table-cell>
          <table:table-cell office:value-type="string" table:style-name="ce4">
            <text:p>aliexpress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de.aliexpress.com/item/1005004984138449.html?spm=a2g0o.detail.0.0.555f3F1z3F1zA6&amp;mp=1&amp;_gl=1*1v5au07*_gcl_aw*R0NMLjE3MjU5NTIzMzguQ2p3S0NBanczUC0yQmhBRUVpd0EzeVBod0JpRlB0TWFQb1NhTExCTms4YjhidUc2djdKMlZLT1hScjBEdFJZaVlYSWdhbkRVQWRtcDBCb0NjWG9RQXZEX0J3RQ..*_gcl_dc*R0NMLjE3MjU5NTIzMzguQ2p3S0NBanczUC0yQmhBRUVpd0EzeVBod0JpRlB0TWFQb1NhTExCTms4YjhidUc2djdKMlZLT1hScjBEdFJZaVlYSWdhbkRVQWRtcDBCb0NjWG9RQXZEX0J3RQ..*_gcl_au*MTEyODIwNTUxNi4xNzIyMDg5NzI5*_ga*MTQwMzQ0NzMzNS4xNzIyMDg5NzI0*_ga_VED1YSGNC7*MTcyNTk1NzE2Mi40My4xLjE3MjU5NTgxMTIuNjAuMC4w&amp;gatewayAdapt=glo2deu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IODE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Bedrahtet</text:p>
          </table:table-cell>
          <table:table-cell office:value-type="string" table:style-name="ce3">
            <text:p>Bauteilkiste</text:p>
          </table:table-cell>
          <table:table-cell office:value-type="string" table:style-name="ce3">
            <text:p>snap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DIODE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SMD</text:p>
          </table:table-cell>
          <table:table-cell office:value-type="string" table:style-name="ce4">
            <text:p>aliexpress</text:p>
          </table:table-cell>
          <table:table-cell office:value-type="string" table:style-name="ce3">
            <text:p>snap</text:p>
          </table:table-cell>
          <table:table-cell office:value-type="string" table:style-name="ce6">
            <text:p><text:a xlink:href="https://de.aliexpress.com/item/4000398868522.html?spm=a2g0o.productlist.main.3.7d1b51efFUdjGw&amp;algo_pvid=9309aecf-0470-4041-917e-c4dd0307d670&amp;algo_exp_id=9309aecf-0470-4041-917e-c4dd0307d670-1&amp;pdp_npi=4%40dis%21EUR%211.41%211.41%21%21%211.52%211.52%21%40211b6c1917259580446075615e1d89%2110000001645886526%21sea%21AT%214838346664%21X&amp;curPageLogUid=J97eFAaodGVL&amp;utparam-url=scene%3Asearch%7Cquery_from%3A">https://de.aliexpress.com/item/4000398868522.html?spm=a2g0o.productlist.main.3.7d1b51efFUdjGw&amp;algo_pvid=9309aecf-0470-4041-917e-c4dd0307d670&amp;algo_exp_id=9309aecf-0470-4041-917e-c4dd0307d670-1&amp;pdp_npi=4%40dis%21EUR%211.41%211.41%21%21%211.52%211.52%21%40211b6c1917259580446075615e1d89%2110000001645886526%21sea%21AT%214838346664%21X&amp;curPageLogUid=J97eFAaodGVL&amp;utparam-url=scene%3Asearch%7Cquery_from%3A</text:a>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DIODE</text:p>
          </table:table-cell>
          <table:table-cell office:value-type="string" table:style-name="ce1">
            <text:p>1N4148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Bedrahtet</text:p>
          </table:table-cell>
          <table:table-cell office:value-type="string" table:style-name="ce4">
            <text:p>aliexpress</text:p>
          </table:table-cell>
          <table:table-cell office:value-type="string" table:style-name="ce3">
            <text:p>snap</text:p>
          </table:table-cell>
          <table:table-cell office:value-type="string" table:style-name="ce6">
            <text:p><text:a xlink:href="https://de.aliexpress.com/item/4000142272546.html?spm=a2g0o.detail.0.0.8bfbFUa8FUa825&amp;mp=1&amp;_gl=1*108w92r*_gcl_aw*R0NMLjE3MjU5NTIzMzguQ2p3S0NBanczUC0yQmhBRUVpd0EzeVBod0JpRlB0TWFQb1NhTExCTms4YjhidUc2djdKMlZLT1hScjBEdFJZaVlYSWdhbkRVQWRtcDBCb0NjWG9RQXZEX0J3RQ..*_gcl_dc*R0NMLjE3MjU5NTIzMzguQ2p3S0NBanczUC0yQmhBRUVpd0EzeVBod0JpRlB0TWFQb1NhTExCTms4YjhidUc2djdKMlZLT1hScjBEdFJZaVlYSWdhbkRVQWRtcDBCb0NjWG9RQXZEX0J3RQ..*_gcl_au*MTEyODIwNTUxNi4xNzIyMDg5NzI5*_ga*MTQwMzQ0NzMzNS4xNzIyMDg5NzI0*_ga_VED1YSGNC7*MTcyNTk1NzE2Mi40My4xLjE3MjU5NTgwODIuMjEuMC4w&amp;gatewayAdapt=glo2deu">https://de.aliexpress.com/item/4000142272546.html?spm=a2g0o.detail.0.0.8bfbFUa8FUa825&amp;mp=1&amp;_gl=1*108w92r*_gcl_aw*R0NMLjE3MjU5NTIzMzguQ2p3S0NBanczUC0yQmhBRUVpd0EzeVBod0JpRlB0TWFQb1NhTExCTms4YjhidUc2djdKMlZLT1hScjBEdFJZaVlYSWdhbkRVQWRtcDBCb0NjWG9RQXZEX0J3RQ..*_gcl_dc*R0NMLjE3MjU5NTIzMzguQ2p3S0NBanczUC0yQmhBRUVpd0EzeVBod0JpRlB0TWFQb1NhTExCTms4YjhidUc2djdKMlZLT1hScjBEdFJZaVlYSWdhbkRVQWRtcDBCb0NjWG9RQXZEX0J3RQ..*_gcl_au*MTEyODIwNTUxNi4xNzIyMDg5NzI5*_ga*MTQwMzQ0NzMzNS4xNzIyMDg5NzI0*_ga_VED1YSGNC7*MTcyNTk1NzE2Mi40My4xLjE3MjU5NTgwODIuMjEuMC4w&amp;gatewayAdapt=glo2deu</text:a>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TRANSISTOR</text:p>
          </table:table-cell>
          <table:table-cell office:value-type="string" table:style-name="ce1">
            <text:p>BC327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Bedrahtet</text:p>
          </table:table-cell>
          <table:table-cell office:value-type="string" table:style-name="ce5">
            <text:p>RS</text:p>
          </table:table-cell>
          <table:table-cell office:value-type="string" table:style-name="ce3">
            <text:p>snap</text:p>
          </table:table-cell>
          <table:table-cell office:value-type="string" table:style-name="ce6">
            <text:p><text:a xlink:href="https://at.rs-online.com/web/p/bipolare-transistoren/6711107">https://at.rs-online.com/web/p/bipolare-transistoren/6711107</text:a>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MOSFET</text:p>
          </table:table-cell>
          <table:table-cell office:value-type="string" table:style-name="ce1">
            <text:p>IRFP260N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Bedrahtet</text:p>
          </table:table-cell>
          <table:table-cell office:value-type="string" table:style-name="ce5">
            <text:p>amazon</text:p>
          </table:table-cell>
          <table:table-cell office:value-type="string" table:style-name="ce3">
            <text:p>snap</text:p>
          </table:table-cell>
          <table:table-cell office:value-type="string" table:style-name="ce6">
            <text:p><text:a xlink:href="https://www.amazon.de/BOJACK-MOSFET-Transistoren-IRFP260N-N-Kanal-Leistungs-MOSFET-IRFP260NPBF/dp/B086C1JZPJ">https://www.amazon.de/BOJACK-MOSFET-Transistoren-IRFP260N-N-Kanal-Leistungs-MOSFET-IRFP260NPBF/dp/B086C1JZPJ</text:a>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1">
            <text:p>Taster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SMD</text:p>
          </table:table-cell>
          <table:table-cell office:value-type="string" table:style-name="ce5">
            <text:p>RS</text:p>
          </table:table-cell>
          <table:table-cell office:value-type="string" table:style-name="ce3">
            <text:p>snap</text:p>
          </table:table-cell>
          <table:table-cell office:value-type="string" table:style-name="ce6">
            <text:p><text:a xlink:href="https://at.rs-online.com/web/p/tastschalter/2707936">https://at.rs-online.com/web/p/tastschalter/2707936</text:a>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5k</text:p>
          </table:table-cell>
          <table:table-cell office:value-type="string" table:style-name="ce1">
            <text:p>Poti</text:p>
          </table:table-cell>
          <table:table-cell office:value-type="string" table:style-name="ce1">
            <text:p>RV1</text:p>
          </table:table-cell>
          <table:table-cell office:value-type="string" table:style-name="ce1">
            <text:p>SMD</text:p>
          </table:table-cell>
          <table:table-cell office:value-type="string" table:style-name="ce5">
            <text:p>RS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at.rs-online.com/web/p/trimmerpotentiometer/6696682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NE555N</text:p>
          </table:table-cell>
          <table:table-cell office:value-type="string" table:style-name="ce1">
            <text:p>Timer</text:p>
          </table:table-cell>
          <table:table-cell office:value-type="string" table:style-name="ce1">
            <text:p>IC</text:p>
          </table:table-cell>
          <table:table-cell office:value-type="string" table:style-name="ce1">
            <text:p>SMD</text:p>
          </table:table-cell>
          <table:table-cell office:value-type="string" table:style-name="ce4">
            <text:p>aliexpress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de.aliexpress.com/item/1005002882751149.html?spm=a2g0o.order_list.order_list_main.30.66dd5c5f0Eapdl&amp;gatewayAdapt=glo2deu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LM311</text:p>
          </table:table-cell>
          <table:table-cell table:style-name="ce1"/>
          <table:table-cell office:value-type="string" table:style-name="ce1">
            <text:p>IC</text:p>
          </table:table-cell>
          <table:table-cell office:value-type="string" table:style-name="ce1">
            <text:p>SMD</text:p>
          </table:table-cell>
          <table:table-cell office:value-type="string" table:style-name="ce8">
            <text:p>aliexpress</text:p>
          </table:table-cell>
          <table:table-cell office:value-type="string" table:style-name="ce3">
            <text:p>snap</text:p>
          </table:table-cell>
          <table:table-cell office:value-type="string" table:style-name="ce1">
            <text:p>https://de.aliexpress.com/item/1005005726220962.html?spm=a2g0o.productlist.main.13.6848BaWiBaWifb&amp;algo_pvid=40934408-08f2-46a9-a391-82e767d24225&amp;algo_exp_id=40934408-08f2-46a9-a391-82e767d24225-6&amp;pdp_npi=4%40dis%21EUR%212.12%212.12%21%21%212.28%212.28%21%40211b6c3617259596215193595e1daf%2112000034132492881%21sea%21AT%214838346664%21X&amp;curPageLogUid=lnbgPM9n7rsm&amp;utparam-url=scene%3Asearch%7Cquery_from%3A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Buchse</text:p>
          </table:table-cell>
          <table:table-cell office:value-type="string" table:style-name="ce1">
            <text:p>Aux</text:p>
          </table:table-cell>
          <table:table-cell office:value-type="string" table:style-name="ce1">
            <text:p>X1</text:p>
          </table:table-cell>
          <table:table-cell office:value-type="string" table:style-name="ce1">
            <text:p>Bedrahtet</text:p>
          </table:table-cell>
          <table:table-cell office:value-type="string" table:style-name="ce3">
            <text:p>vorhanden</text:p>
          </table:table-cell>
          <table:table-cell office:value-type="string" table:style-name="ce3">
            <text:p>ich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Buchse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Bedrahtet</text:p>
          </table:table-cell>
          <table:table-cell office:value-type="string" table:style-name="ce19">
            <text:p>vllt.schule</text:p>
          </table:table-cell>
          <table:table-cell table:style-name="ce3"/>
          <table:table-cell table:number-columns-repeated="16377" table:style-name="ce1"/>
        </table:table-row>
        <table:table-row table:style-name="ro2">
          <table:table-cell/>
          <table:table-cell office:value-type="string" table:style-name="ce1">
            <text:p>Buchse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J2</text:p>
          </table:table-cell>
          <table:table-cell office:value-type="string" table:style-name="ce1">
            <text:p>Bedrahtet</text:p>
          </table:table-cell>
          <table:table-cell office:value-type="string" table:style-name="ce19">
            <text:p>vllt.schule</text:p>
          </table:table-cell>
          <table:table-cell table:style-name="ce3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1"/>
          <table:table-cell office:value-type="string" table:style-name="ce1">
            <text:p>Kosten:</text:p>
          </table:table-cell>
          <table:table-cell office:value-type="string" table:style-name="ce8">
            <text:p>aliexpress</text:p>
          </table:table-cell>
          <table:table-cell office:value-type="float" office:value="61.44" table:style-name="ce1">
            <text:p>61,44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4" table:style-name="ce1"/>
          <table:table-cell office:value-type="string" table:style-name="ce5">
            <text:p>RS</text:p>
          </table:table-cell>
          <table:table-cell office:value-type="float" office:value="11" table:style-name="ce1">
            <text:p>11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4" table:style-name="ce1"/>
          <table:table-cell office:value-type="string" table:style-name="ce5">
            <text:p>amazon</text:p>
          </table:table-cell>
          <table:table-cell office:value-type="float" office:value="11" table:style-name="ce1">
            <text:p>11</text:p>
          </table:table-cell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style-name="ce1">
            <text:p>insgesamt</text:p>
          </table:table-cell>
          <table:table-cell office:value-type="currency" office:value="83.44" table:formula="of:=[.G62]+[.G61]+[.G60]+[.G59]" table:style-name="ce7">
            <text:p>83 €</text:p>
          </table:table-cell>
          <table:table-cell table:number-columns-repeated="16377" table:style-name="ce1"/>
        </table:table-row>
        <table:table-row table:number-rows-repeated="104851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0">
      <number:day number:style="long"/>
      <number:text>.</number:text>
      <number:month number:textual="true"/>
      <number:text>.</number:text>
      <number:year/>
    </number:date-style>
    <number:date-style style:name="N36">
      <number:day number:style="long"/>
      <number:text>. </number:text>
      <number:month number:textual="true"/>
    </number:date-style>
    <number:currency-style style:name="N37P0" number:language="de" number:country="AT">
      <number:number number:decimal-places="0" number:min-decimal-places="0" number:min-integer-digits="1" number:grouping="true">
        <number:embedded-text number:position="0"> </number:embedded-text>
      </number:number>
      <number:currency-symbol number:language="de" number:country="AT">€</number:currency-symbol>
    </number:currency-style>
    <number:currency-style style:name="N37" number:language="de" number:country="AT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 number:language="de" number:country="AT">€</number:currency-symbol>
      <style:map style:condition="value()&gt;=0" style:apply-style-name="N37P0"/>
    </number:currency-style>
    <style:style style:name="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Moritz Rotheneder</meta:initial-creator>
    <dc:creator>thomas.gruber@htlstp.at</dc:creator>
    <meta:creation-date>2024-01-26T17:46:43Z</meta:creation-date>
    <dc:date>2024-09-10T19:58:53Z</dc:date>
    <meta:editing-duration>PT0S</meta:editing-duration>
  </office:meta>
</office:document-meta>
</file>